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wget https://github.com/yt-dlp/yt-dlp/releases/latest/download/yt-dlp -O /usr/local/bin/yt-dlp</text:p>
      <text:p text:style-name="Standard">sudo chmod a+rx /usr/local/bin/yt-dl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20:59:52.244712853</meta:creation-date>
    <dc:date>2026-03-02T21:00:30.228664123</dc:date>
    <meta:editing-duration>PT39S</meta:editing-duration>
    <meta:editing-cycles>1</meta:editing-cycles>
    <meta:document-statistic meta:table-count="0" meta:image-count="0" meta:object-count="0" meta:page-count="1" meta:paragraph-count="2" meta:word-count="9" meta:character-count="136" meta:non-whitespace-character-count="129"/>
    <meta:generator>LibreOffice/24.2.7.2$Linux_X86_64 LibreOffice_project/420$Build-2</meta:generator>
  </office:meta>
</office:document-meta>
</file>